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004198"/>
    </style:style>
    <style:style style:name="P2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4" style:family="paragraph" style:parent-style-name="Preformatted_20_Text">
      <style:paragraph-properties fo:margin-top="0in" fo:margin-bottom="0.1965in" style:contextual-spacing="false" fo:padding="0in" fo:border="none"/>
    </style:style>
    <style:style style:name="P5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6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7" style:family="paragraph" style:parent-style-name="Text_20_body">
      <style:paragraph-properties fo:margin-top="0in" fo:margin-bottom="0in" style:contextual-spacing="false"/>
    </style:style>
    <style:style style:name="P8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9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P10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1" style:family="paragraph" style:parent-style-name="Text_20_body" style:list-style-name="L3">
      <style:paragraph-properties fo:margin-left="0in" fo:margin-right="0in" fo:text-indent="0in" style:auto-text-indent="false"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style:text-underline-style="solid" style:text-underline-width="auto" style:text-underline-color="font-color" loext:padding="0in" loext:border="none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490. Circular Sentence</text:h>
      <text:p text:style-name="P5">A <text:span text:style-name="Strong_20_Emphasis"><text:span text:style-name="T1">sentence</text:span></text:span> is a list of words that are separated by a<text:span text:style-name="Strong_20_Emphasis"><text:span text:style-name="T1"> single</text:span></text:span> space with no leading or trailing spaces.</text:p>
      <text:list text:style-name="L1">
        <text:list-item>
          <text:p text:style-name="P6">For example, <text:span text:style-name="Source_20_Text"><text:span text:style-name="T2">"Hello World"</text:span></text:span>, <text:span text:style-name="Source_20_Text"><text:span text:style-name="T2">"HELLO"</text:span></text:span>, <text:span text:style-name="Source_20_Text"><text:span text:style-name="T2">"hello world hello world"</text:span></text:span> are all sentences.</text:p>
        </text:list-item>
      </text:list>
      <text:p text:style-name="P5">Words consist of <text:span text:style-name="Strong_20_Emphasis"><text:span text:style-name="T1">only</text:span></text:span> uppercase and lowercase English letters. Uppercase and lowercase English letters are considered different.</text:p>
      <text:p text:style-name="P5">A sentence is <text:span text:style-name="Strong_20_Emphasis"><text:span text:style-name="T1">circular </text:span></text:span>if:</text:p>
      <text:list text:style-name="L2">
        <text:list-item>
          <text:p text:style-name="P8">The last character of a word is equal to the first character of the next word.</text:p>
        </text:list-item>
        <text:list-item>
          <text:p text:style-name="P9">The last character of the last word is equal to the first character of the first word.</text:p>
        </text:list-item>
      </text:list>
      <text:p text:style-name="P5">For example, <text:span text:style-name="Source_20_Text"><text:span text:style-name="T2">"leetcode exercises sound delightful"</text:span></text:span>, <text:span text:style-name="Source_20_Text"><text:span text:style-name="T2">"eetcode"</text:span></text:span>, <text:span text:style-name="Source_20_Text"><text:span text:style-name="T2">"leetcode eats soul" </text:span></text:span>are all circular sentences. However, <text:span text:style-name="Source_20_Text"><text:span text:style-name="T2">"Leetcode is cool"</text:span></text:span>, <text:span text:style-name="Source_20_Text"><text:span text:style-name="T2">"happy Leetcode"</text:span></text:span>, <text:span text:style-name="Source_20_Text"><text:span text:style-name="T2">"Leetcode"</text:span></text:span> and <text:span text:style-name="Source_20_Text"><text:span text:style-name="T2">"I like Leetcode"</text:span></text:span> are <text:span text:style-name="Strong_20_Emphasis"><text:span text:style-name="T1">not</text:span></text:span> circular sentences.</text:p>
      <text:p text:style-name="P5">Given a string <text:span text:style-name="Source_20_Text"><text:span text:style-name="T2">sentence</text:span></text:span>, return <text:span text:style-name="Source_20_Text"><text:span text:style-name="T2">true</text:span></text:span><text:span text:style-name="Emphasis"><text:span text:style-name="T1"> if it is circular</text:span></text:span>. Otherwise, return <text:span text:style-name="Source_20_Text"><text:span text:style-name="T2">false</text:span></text:span>.</text:p>
      <text:p text:style-name="P5"><text:span text:style-name="Strong_20_Emphasis"><text:span text:style-name="T1">Example 1:</text:span></text:span></text:p>
      <text:p text:style-name="P2"><text:span text:style-name="Strong_20_Emphasis"><text:span text:style-name="T1">Input:</text:span></text:span> sentence = "leetcode exercises sound delightful"</text:p>
      <text:p text:style-name="P2"><text:span text:style-name="Strong_20_Emphasis"><text:span text:style-name="T1">Output:</text:span></text:span> true</text:p>
      <text:p text:style-name="P2"><text:span text:style-name="Strong_20_Emphasis"><text:span text:style-name="T1">Explanation:</text:span></text:span> The words in sentence are ["leetcode", "exercises", "sound", "delightful"].</text:p>
      <text:p text:style-name="P2">- leetcod<text:span text:style-name="T3">e</text:span>'s last character is equal to <text:span text:style-name="T3">e</text:span>xercises's first character.</text:p>
      <text:p text:style-name="P2">- exercise<text:span text:style-name="T3">s</text:span>'s last character is equal to <text:span text:style-name="T3">s</text:span>ound's first character.</text:p>
      <text:p text:style-name="P2">- soun<text:span text:style-name="T3">d</text:span>'s last character is equal to <text:span text:style-name="T3">d</text:span>elightful's first character.</text:p>
      <text:p text:style-name="P2">- delightfu<text:span text:style-name="T3">l</text:span>'s last character is equal to <text:span text:style-name="T3">l</text:span>eetcode's first character.</text:p>
      <text:p text:style-name="P4">The sentence is circular.</text:p>
      <text:p text:style-name="P5"><text:span text:style-name="Strong_20_Emphasis"><text:span text:style-name="T1">Example 2:</text:span></text:span></text:p>
      <text:p text:style-name="P2"><text:span text:style-name="Strong_20_Emphasis"><text:span text:style-name="T1">Input:</text:span></text:span> sentence = "eetcode"</text:p>
      <text:p text:style-name="P2"><text:span text:style-name="Strong_20_Emphasis"><text:span text:style-name="T1">Output:</text:span></text:span> true</text:p>
      <text:p text:style-name="P2"><text:span text:style-name="Strong_20_Emphasis"><text:span text:style-name="T1">Explanation:</text:span></text:span> The words in sentence are ["eetcode"].</text:p>
      <text:p text:style-name="P2">- eetcod<text:span text:style-name="T3">e</text:span>'s last character is equal to <text:span text:style-name="T3">e</text:span>etcode's first character.</text:p>
      <text:p text:style-name="P4">The sentence is circular.</text:p>
      <text:p text:style-name="P5"><text:span text:style-name="Strong_20_Emphasis"><text:span text:style-name="T1">Example 3:</text:span></text:span></text:p>
      <text:p text:style-name="P2"><text:span text:style-name="Strong_20_Emphasis"><text:span text:style-name="T1">Input:</text:span></text:span> sentence = "Leetcode is cool"</text:p>
      <text:p text:style-name="P2"><text:span text:style-name="Strong_20_Emphasis"><text:span text:style-name="T1">Output:</text:span></text:span> false</text:p>
      <text:p text:style-name="P2"><text:span text:style-name="Strong_20_Emphasis"><text:span text:style-name="T1">Explanation:</text:span></text:span> The words in sentence are ["Leetcode", "is", "cool"].</text:p>
      <text:p text:style-name="P2">- Leetcod<text:span text:style-name="T3">e</text:span>'s last character is <text:span text:style-name="Strong_20_Emphasis"><text:span text:style-name="T1">not</text:span></text:span> equal to <text:span text:style-name="T3">i</text:span>s's first character.</text:p>
      <text:p text:style-name="P3">The sentence is <text:span text:style-name="Strong_20_Emphasis"><text:span text:style-name="T1">not</text:span></text:span> circular.</text:p>
      <text:p text:style-name="P5"> </text:p>
      <text:p text:style-name="P5"><text:soft-page-break/><text:span text:style-name="Strong_20_Emphasis"><text:span text:style-name="T1">Constraints:</text:span></text:span></text:p>
      <text:list text:style-name="L3">
        <text:list-item>
          <text:p text:style-name="P10"><text:span text:style-name="Source_20_Text"><text:span text:style-name="T2">1 &lt;= sentence.length &lt;= 500</text:span></text:span></text:p>
        </text:list-item>
        <text:list-item>
          <text:p text:style-name="P10"><text:span text:style-name="Source_20_Text"><text:span text:style-name="T2">sentence</text:span></text:span> consist of only lowercase and uppercase English letters and spaces.</text:p>
        </text:list-item>
        <text:list-item>
          <text:p text:style-name="P10">The words in <text:span text:style-name="Source_20_Text"><text:span text:style-name="T2">sentence</text:span></text:span> are separated by a single space.</text:p>
        </text:list-item>
        <text:list-item>
          <text:p text:style-name="P11">There are no leading or trailing spaces.</text:p>
        </text:list-item>
      </text:list>
      <text:h text:style-name="P1" text:outline-level="1">2490. Circular Sentence</text:h>
      <text:p text:style-name="P7">/*</text:p>
      <text:p text:style-name="P7"><text:s text:c="4"/>Time complexity: O(n)</text:p>
      <text:p text:style-name="P7"><text:s text:c="4"/>Space complexity: O(1)</text:p>
      <text:p text:style-name="P7">*/</text:p>
      <text:p text:style-name="P7">class Solution {</text:p>
      <text:p text:style-name="P7"><text:s text:c="4"/>public:</text:p>
      <text:p text:style-name="P7"><text:s text:c="8"/>bool isCircularSentence(std::string sentence){</text:p>
      <text:p text:style-name="P7"><text:s text:c="12"/>int n=sentence.size();</text:p>
      <text:p text:style-name="P7"><text:s text:c="12"/>if(sentence[0]!=sentence[n-1]) return false;</text:p>
      <text:p text:style-name="P7"><text:s text:c="12"/>for(int i=0;i&lt;n;++i){</text:p>
      <text:p text:style-name="P7"><text:s text:c="16"/>if(sentence[i]==' ' &amp;&amp; sentence[i-1]!=sentence[i+1]) return false;</text:p>
      <text:p text:style-name="P7"><text:s text:c="12"/>}</text:p>
      <text:p text:style-name="P7"><text:s text:c="12"/>return true;</text:p>
      <text:p text:style-name="P7"><text:s text:c="8"/>}</text:p>
      <text:p text:style-name="P7">};</text:p>
      <text:h text:style-name="P1" text:outline-level="1">2490. Circular Sentence</text:h>
      <text:p text:style-name="P7">/*</text:p>
      <text:p text:style-name="P7"><text:s text:c="2"/><text:span text:style-name="T4"><text:s text:c="2"/>C++ STL all_of</text:span></text:p>
      <text:p text:style-name="P7"><text:s text:c="4"/>Time complexity: O(n)</text:p>
      <text:p text:style-name="P7"><text:s text:c="4"/>Space complexity: O(1)</text:p>
      <text:p text:style-name="P7">*/</text:p>
      <text:p text:style-name="P7">class Solution {</text:p>
      <text:p text:style-name="P7"><text:s text:c="4"/>public:</text:p>
      <text:p text:style-name="P7"><text:s text:c="8"/>bool isCircularSentence(std::string s){</text:p>
      <text:p text:style-name="P7"><text:s text:c="12"/>return s[0]==s.back() &amp;&amp; std::all_of(s.begin(), s.end(), [&amp;, i=0](auto _) mutable{</text:p>
      <text:p text:style-name="P7"><text:s text:c="24"/>return !i++|| s[i]!=' ' || s[i-1]==s[i+1];</text:p>
      <text:p text:style-name="P7"><text:s text:c="12"/>});</text:p>
      <text:p text:style-name="P7"><text:s text:c="8"/>}</text:p>
      <text:p text:style-name="P7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09:22:10.688135136</meta:creation-date>
    <dc:date>2024-11-02T09:29:10.703044944</dc:date>
    <meta:editing-duration>PT7M3S</meta:editing-duration>
    <meta:editing-cycles>1</meta:editing-cycles>
    <meta:document-statistic meta:table-count="0" meta:image-count="0" meta:object-count="0" meta:page-count="2" meta:paragraph-count="67" meta:word-count="378" meta:character-count="2679" meta:non-whitespace-character-count="2188"/>
    <meta:generator>LibreOffice/24.2.6.2$Linux_X86_64 LibreOffice_project/420$Build-2</meta:generator>
  </office:meta>
</office:document-meta>
</file>